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ime mn/sec</text:p>
          </table:table-cell>
          <table:table-cell table:style-name="ce1"/>
          <table:table-cell office:value-type="string" table:style-name="ce1">
            <text:p>Time sec</text:p>
          </table:table-cell>
          <table:table-cell office:value-type="string" table:style-name="ce1">
            <text:p>Duration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B2]+[.A2]*6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float" office:value="170" table:formula="of:=[.B3]+[.A3]*60" table:style-name="ce1">
            <text:p>170</text:p>
          </table:table-cell>
          <table:table-cell office:value-type="float" office:value="170" table:formula="of:=[.C3]-[.C2]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office:value-type="float" office:value="530" table:formula="of:=[.B4]+[.A4]*60" table:style-name="ce1">
            <text:p>530</text:p>
          </table:table-cell>
          <table:table-cell office:value-type="float" office:value="360" table:formula="of:=[.C4]-[.C3]" table:style-name="ce1">
            <text:p>36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office:value-type="float" office:value="580" table:formula="of:=[.B5]+[.A5]*60" table:style-name="ce1">
            <text:p>580</text:p>
          </table:table-cell>
          <table:table-cell office:value-type="float" office:value="50" table:formula="of:=[.C5]-[.C4]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20" table:formula="of:=[.B6]+[.A6]*60" table:style-name="ce1">
            <text:p>1020</text:p>
          </table:table-cell>
          <table:table-cell office:value-type="float" office:value="440" table:formula="of:=[.C6]-[.C5]" table:style-name="ce1">
            <text:p>44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office:value-type="float" office:value="1060" table:formula="of:=[.B7]+[.A7]*60" table:style-name="ce1">
            <text:p>1060</text:p>
          </table:table-cell>
          <table:table-cell office:value-type="float" office:value="40" table:formula="of:=[.C7]-[.C6]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1510" table:formula="of:=[.B8]+[.A8]*60" table:style-name="ce1">
            <text:p>1510</text:p>
          </table:table-cell>
          <table:table-cell office:value-type="float" office:value="450" table:formula="of:=[.C8]-[.C7]" table:style-name="ce1">
            <text:p>45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1530" table:formula="of:=[.B9]+[.A9]*60" table:style-name="ce1">
            <text:p>1530</text:p>
          </table:table-cell>
          <table:table-cell office:value-type="float" office:value="20" table:formula="of:=[.C9]-[.C8]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2100" table:formula="of:=[.B10]+[.A10]*60" table:style-name="ce1">
            <text:p>2100</text:p>
          </table:table-cell>
          <table:table-cell office:value-type="float" office:value="570" table:formula="of:=[.C10]-[.C9]" table:style-name="ce1">
            <text:p>570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2100" table:formula="of:=SUM([.D3:.D10])" table:style-name="ce1">
            <text:p>2100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chris</meta:initial-creator>
    <dc:creator>chris</dc:creator>
    <meta:creation-date>2018-03-24T09:33:44Z</meta:creation-date>
    <dc:date>2018-03-24T11:28:12Z</dc:date>
  </office:meta>
</office:document-meta>
</file>